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talledFontCollection.InstalledFontCollection( Graphics2D graphics2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lledFontCollection.convertToAWTFontStyle( String fontStyle , int fontWeigh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stalledFontCollection.addFontMetricsMapper( FontInfo fontInfo , String family , String fontKey , Graphics2D graphics , int 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stalledFontCollection.setup( int start , FontInfo fontInf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InstalledFontCollection.addFontTriplet( FontInfo fontInfo , String fontName , String fontStyle , int fontWeight , String font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